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ontrol.xml" manifest:media-type="text/xml"/>
  <manifest:file-entry manifest:full-path="Basic/Standard/Merge.xml" manifest:media-type="text/xml"/>
  <manifest:file-entry manifest:full-path="Basic/Standard/Sql.xml" manifest:media-type="text/xml"/>
  <manifest:file-entry manifest:full-path="Basic/Standard/Form.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font-name="Liberation Sans2" fo:font-size="12pt" fo:font-weight="bold"/>
    </style:style>
    <style:style style:name="P6" style:family="paragraph">
      <style:paragraph-properties fo:text-align="start"/>
      <style:text-properties style:font-name="Liberation Sans3" fo:font-size="12pt"/>
    </style:style>
    <style:style style:name="P7"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8" style:family="paragraph">
      <style:text-properties style:text-line-through-style="none" style:text-line-through-type="none" style:font-name="Liberation Sans1" fo:font-size="12pt" fo:font-style="normal" style:text-underline-style="none" fo:font-weight="normal"/>
    </style:style>
    <style:style style:name="P9"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Form.MainFormInit?language=Basic&amp;location=document" xlink:type="simple"/>
          </office:event-listeners>
          <form:form form:name="GroupFilter" form:command="AddressTables"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 form:list-source="SELECT &quot;E-mail&quot;, &quot;E-mail&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Ajout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Suprim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SendButton" form:control-implementation="ooo:com.sun.star.form.component.CommandButton" xml:id="control6" form:id="control6"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erge.MailMerge?language=Basic&amp;location=document" xlink:type="simple"/>
                </office:event-listeners>
              </form:button>
            </form:form>
          </form:form>
          <form:form form:name="AddressFilter" form:command="Filter" form:filter="( &quot;Filter&quot;.&quot;ID&quot; = 1 )" form:datasource="GContactOOoMerge"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7" form:id="control7"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SELECT &quot;Prénom&quot; AS &quot;First Name&quot;, &quot;Nom&quot; AS &quot;Last Name&quot;, &quot;Nom Affichage&quot; AS &quot;Display Name&quot;, &quot;Surnom&quot; AS &quot;Nickname&quot;, &quot;E-mail&quot; AS &quot;Primary Email&quot;, &quot;E-mail (2)&quot; AS &quot;Secondary Email&quot;, &quot;Format de courrier&quot; AS &quot;Mail Format&quot;, &quot;Téléphone (bureau)&quot; AS &quot;Work Phone&quot;, &quot;Téléphone (privé)&quot; AS &quot;Home Phone&quot;, &quot;Fax&quot; AS &quot;Fax Number&quot;, &quot;Pager&quot; AS &quot;Pager Number&quot;, &quot;Tél. portable&quot; AS &quot;Mobile Number&quot;, &quot;Adresse 1&quot; AS &quot;Home Address&quot;, &quot;Adresse 2&quot; AS &quot;Home Address2&quot;, &quot;Ville&quot; AS &quot;Home City&quot;, &quot;État&quot; AS &quot;Home State&quot;, &quot;Code Postal (privé)&quot; AS &quot;Home Zipcode&quot;, &quot;Pays&quot; AS &quot;Home Country&quot;, &quot;Adresse Bureau&quot; AS &quot;Work Address&quot;, &quot;Adresse Bureau 2&quot; AS &quot;Work Address2&quot;, &quot;Ville (bureau)&quot; AS &quot;Work City&quot;, &quot;État (bureau)&quot; AS &quot;Work State&quot;, &quot;C.P. (bureau)&quot; AS &quot;Work Zip&quot;, &quot;Pays (bureau)&quot; AS &quot;Work Country&quot;, &quot;Titre&quot; AS &quot;Job Title&quot;, &quot;Service&quot; AS &quot;Department&quot;, &quot;Société&quot; AS &quot;Organization&quot;, &quot;Site Web (prof.)&quot; AS &quot;Web Page 1&quot;, &quot;Site Web (privé)&quot; AS &quot;Web Page 2&quot;, &quot;Année Naissance&quot; AS &quot;Birth Year&quot;, &quot;Mois Naissance&quot; AS &quot;Birth Month&quot;, &quot;Jour Naissance&quot; AS &quot;Birth Day&quot;, &quot;Perso. 1&quot; AS &quot;Custom 1&quot;, &quot;Perso. 2&quot; AS &quot;Custom 2&quot;, &quot;Perso. 3&quot; AS &quot;Custom 3&quot;, &quot;Perso. 4&quot; AS &quot;Custom 4&quot;, &quot;Commentaires&quot; AS &quot;Notes&quot; FROM &quot;CollectedAddressBook&quot;;" form:datasource="Adresses" form:allow-deletes="false" form:allow-inserts="false" form:allow-updates="false" form:apply-filter="true"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8" form:id="control8" form:label="Prénom Nom:"/>
              <form:text form:name="TextBox1" form:control-implementation="ooo:com.sun.star.form.component.TextField" xml:id="control9" form:id="control9"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0" form:id="control10"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1" form:id="control11" form:label="Entreprise:"/>
              <form:text form:name="TextBox3" form:control-implementation="ooo:com.sun.star.form.component.TextField" xml:id="control12" form:id="control12"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3" form:id="control13" form:label="Fonction:"/>
              <form:text form:name="TextBox4" form:control-implementation="ooo:com.sun.star.form.component.TextField" xml:id="control14" form:id="control14"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5" form:id="control15" form:label="Travail:"/>
              <form:text form:name="TextBox5" form:control-implementation="ooo:com.sun.star.form.component.TextField" xml:id="control16" form:id="control16"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7" form:id="control17" form:label="Travail:"/>
              <form:text form:name="TextBox6" form:control-implementation="ooo:com.sun.star.form.component.TextField" xml:id="control18" form:id="control18"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19" form:id="control19" form:label="Ville, CP"/>
              <form:fixed-text form:name="LabelField7" form:control-implementation="ooo:com.sun.star.form.component.FixedText" xml:id="control20" form:id="control20" form:label="Dep:"/>
              <form:text form:name="TextBox7" form:control-implementation="ooo:com.sun.star.form.component.TextField" xml:id="control21" form:id="control21"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2" form:id="control22"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3" form:id="control23"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4" form:id="control24" form:label="Pays:"/>
              <form:text form:name="TextBox10" form:control-implementation="ooo:com.sun.star.form.component.TextField" xml:id="control25" form:id="control25"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6" form:id="control26" form:label="Model:"/>
            <form:listbox form:name="ModelList" form:control-implementation="ooo:com.sun.star.form.component.ListBox" xml:id="control27" form:id="control27"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Merge"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8" form:id="control28"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29" form:id="control29"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0" form:id="control30" form:label="Document maitre:"/>
              <form:file form:name="TemplateButton" form:control-implementation="ooo:com.sun.star.form.component.FileControl" xml:id="control31" form:id="control31" form:tab-index="9" form:current-value="/home/pierre/OOo/LGDS/Devis.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Merge"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2" form:id="control32"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3" form:id="control33" form:label="Email objet:"/>
                <form:text form:name="SubjectText" form:control-implementation="ooo:com.sun.star.form.component.TextField" xml:id="control34" form:id="control34"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5" form:id="control35"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6" form:id="control36" form:label="Fichiers attachés"/>
                <form:file form:name="AddButton" form:control-implementation="ooo:com.sun.star.form.component.FileControl" xml:id="control37" form:id="control37" form:tab-index="13">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8" form:id="control38"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39" form:id="control39"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Merg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0" form:id="control40" form:label="A"/>
            <form:text form:name="LocalityText" form:control-implementation="ooo:com.sun.star.form.component.TextField" xml:id="control41" form:id="control41"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2" form:id="control42" form:label=", le"/>
            <form:date form:name="DateText" form:control-implementation="ooo:com.sun.star.form.component.DateField" xml:id="control43" form:id="control43"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Merge"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4" form:id="control44"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5" form:id="control45"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6" form:id="control46"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Merge"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7" form:id="control47" form:tab-stop="true" form:tab-index="21">
                  <form:properties>
                    <form:property form:property-name="DefaultControl" office:value-type="string" office:string-value="com.sun.star.form.control.GridControl"/>
                  </form:properties>
                  <form:column form:name="TextField1" form:control-implementation="ooo:TextField" form:label="Text">
                    <form:text xml:id="control48" form:id="control48"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49" form:id="control49"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1200,00"/>
                        <form:property form:property-name="Width" office:value-type="float" office:value="300"/>
                      </form:properties>
                    </form:formatted-text>
                  </form:column>
                </form:grid>
              </form:form>
              <form:text form:name="ChargeLabel" form:control-implementation="ooo:com.sun.star.form.component.TextField" xml:id="control50" form:id="control50"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1" form:id="control51"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2" form:id="control52"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Merge" form:apply-filter="true" form:command-type="query" form:control-implementation="ooo:com.sun.star.form.component.Form" office:target-frame="" xlink:href="" xlink:type="simple" form:master-fields="&quot;ID&quot;,&quot;Charge&quot;" form:detail-fields="&quot;Model&quot;,&quot;Charge&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3" form:id="control53"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4" form:id="control54"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01cm" svg:height="0.6cm" svg:x="2cm" svg:y="2cm" draw:control="control2"/>
      <draw:control text:anchor-type="page" text:anchor-page-number="1" draw:z-index="1" draw:style-name="gr2" draw:text-style-name="P2" svg:width="5.654cm" svg:height="0.6cm" svg:x="4.798cm" svg:y="2cm" draw:control="control1"/>
      <draw:control text:anchor-type="page" text:anchor-page-number="1" draw:z-index="2" draw:style-name="gr2" draw:text-style-name="P2" svg:width="8.452cm" svg:height="2.066cm" svg:x="2cm" svg:y="2.6cm" draw:control="control3"/>
      <draw:control text:anchor-type="page" text:anchor-page-number="1" draw:z-index="3" draw:style-name="gr1" draw:text-style-name="P3" svg:width="2.2cm" svg:height="0.6cm" svg:x="10.599cm" svg:y="4.05cm" draw:control="control4"/>
      <draw:control text:anchor-type="page" text:anchor-page-number="1" draw:z-index="4" draw:style-name="gr1" draw:text-style-name="P3" svg:width="2.2cm" svg:height="0.6cm" svg:x="13cm" svg:y="4.05cm" draw:control="control5"/>
      <draw:control text:anchor-type="page" text:anchor-page-number="1" draw:z-index="5" draw:style-name="gr2" draw:text-style-name="P2" svg:width="8.452cm" svg:height="2.001cm" svg:x="10.55cm" svg:y="1.998cm" draw:control="control7"/>
      <draw:control text:anchor-type="page" text:anchor-page-number="1" draw:z-index="6" draw:style-name="gr1" draw:text-style-name="P1" svg:width="2.834cm" svg:height="0.6cm" svg:x="2.051cm" svg:y="4.9cm" draw:control="control8"/>
      <draw:control text:anchor-type="page" text:anchor-page-number="1" draw:z-index="7" draw:style-name="gr3" draw:text-style-name="P1" svg:width="7.002cm" svg:height="0.6cm" svg:x="4.884cm" svg:y="4.9cm" draw:control="control9"/>
      <draw:control text:anchor-type="page" text:anchor-page-number="1" draw:z-index="8" draw:style-name="gr3" draw:text-style-name="P1" svg:width="7.116cm" svg:height="0.6cm" svg:x="11.885cm" svg:y="4.9cm" draw:control="control10"/>
      <draw:control text:anchor-type="page" text:anchor-page-number="1" draw:z-index="9" draw:style-name="gr1" draw:text-style-name="P4" svg:width="2.835cm" svg:height="0.6cm" svg:x="2.051cm" svg:y="5.567cm" draw:control="control11"/>
      <draw:control text:anchor-type="page" text:anchor-page-number="1" draw:z-index="10" draw:style-name="gr3" draw:text-style-name="P1" svg:width="14.115cm" svg:height="0.6cm" svg:x="4.886cm" svg:y="5.567cm" draw:control="control12"/>
      <draw:control text:anchor-type="page" text:anchor-page-number="1" draw:z-index="11" draw:style-name="gr1" draw:text-style-name="P4" svg:width="2.832cm" svg:height="0.6cm" svg:x="2.053cm" svg:y="6.234cm" draw:control="control13"/>
      <draw:control text:anchor-type="page" text:anchor-page-number="1" draw:z-index="12" draw:style-name="gr3" draw:text-style-name="P1" svg:width="14.117cm" svg:height="0.6cm" svg:x="4.884cm" svg:y="6.234cm" draw:control="control14"/>
      <draw:control text:anchor-type="page" text:anchor-page-number="1" draw:z-index="13" draw:style-name="gr1" draw:text-style-name="P1" svg:width="2.834cm" svg:height="0.6cm" svg:x="2.051cm" svg:y="6.999cm" draw:control="control15"/>
      <draw:control text:anchor-type="page" text:anchor-page-number="1" draw:z-index="14" draw:style-name="gr3" draw:text-style-name="P1" svg:width="14.117cm" svg:height="0.6cm" svg:x="4.884cm" svg:y="6.9cm" draw:control="control16"/>
      <draw:control text:anchor-type="page" text:anchor-page-number="1" draw:z-index="15" draw:style-name="gr1" draw:text-style-name="P4" svg:width="2.835cm" svg:height="0.6cm" svg:x="2.05cm" svg:y="7.599cm" draw:control="control17"/>
      <draw:control text:anchor-type="page" text:anchor-page-number="1" draw:z-index="16" draw:style-name="gr3" draw:text-style-name="P1" svg:width="14.117cm" svg:height="0.6cm" svg:x="4.884cm" svg:y="7.567cm" draw:control="control18"/>
      <draw:control text:anchor-type="page" text:anchor-page-number="1" draw:z-index="17" draw:style-name="gr1" draw:text-style-name="P1" svg:width="1.669cm" svg:height="0.6cm" svg:x="2.05cm" svg:y="8.234cm" draw:control="control19"/>
      <draw:control text:anchor-type="page" text:anchor-page-number="1" draw:z-index="18" draw:style-name="gr1" draw:text-style-name="P4" svg:width="1.001cm" svg:height="0.6cm" svg:x="3.884cm" svg:y="8.234cm" draw:control="control20"/>
      <draw:control text:anchor-type="page" text:anchor-page-number="1" draw:z-index="19" draw:style-name="gr3" draw:text-style-name="P1" svg:width="6.501cm" svg:height="0.6cm" svg:x="4.884cm" svg:y="8.234cm" draw:control="control21"/>
      <draw:control text:anchor-type="page" text:anchor-page-number="1" draw:z-index="20" draw:style-name="gr3" draw:text-style-name="P1" svg:width="2.992cm" svg:height="0.6cm" svg:x="11.384cm" svg:y="8.234cm" draw:control="control22"/>
      <draw:control text:anchor-type="page" text:anchor-page-number="1" draw:z-index="21" draw:style-name="gr3" draw:text-style-name="P1" svg:width="4.626cm" svg:height="0.6cm" svg:x="14.376cm" svg:y="8.234cm" draw:control="control23"/>
      <draw:control text:anchor-type="page" text:anchor-page-number="1" draw:z-index="22" draw:style-name="gr1" draw:text-style-name="P4" svg:width="9.335cm" svg:height="0.6cm" svg:x="2.05cm" svg:y="8.86cm" draw:control="control24"/>
      <draw:control text:anchor-type="page" text:anchor-page-number="1" draw:z-index="23" draw:style-name="gr3" draw:text-style-name="P1" svg:width="7.617cm" svg:height="0.6cm" svg:x="11.384cm" svg:y="8.86cm" draw:control="control25"/>
      <draw:control text:anchor-type="page" text:anchor-page-number="1" draw:z-index="24" draw:style-name="gr1" draw:text-style-name="P1" svg:width="2.834cm" svg:height="0.6cm" svg:x="2.051cm" svg:y="9.901cm" draw:control="control26"/>
      <draw:control text:anchor-type="page" text:anchor-page-number="1" draw:z-index="25" draw:style-name="gr2" draw:text-style-name="P1" svg:width="5.18cm" svg:height="0.6cm" svg:x="4.884cm" svg:y="9.901cm" draw:control="control27"/>
      <draw:control text:anchor-type="page" text:anchor-page-number="1" draw:z-index="26" draw:style-name="gr2" draw:text-style-name="P1" svg:width="6.7cm" svg:height="0.6cm" svg:x="10.063cm" svg:y="9.901cm" draw:control="control28"/>
      <draw:control text:anchor-type="page" text:anchor-page-number="1" draw:z-index="27" draw:style-name="gr2" draw:text-style-name="P3" svg:width="2.2cm" svg:height="0.6cm" svg:x="16.799cm" svg:y="9.901cm" draw:control="control29"/>
      <draw:control text:anchor-type="page" text:anchor-page-number="1" draw:z-index="28" draw:style-name="gr1" draw:text-style-name="P1" svg:width="3.502cm" svg:height="0.6cm" svg:x="2.051cm" svg:y="10.567cm" draw:control="control30"/>
      <draw:control text:anchor-type="page" text:anchor-page-number="1" draw:z-index="29" draw:style-name="gr2" draw:text-style-name="P3" svg:width="12.327cm" svg:height="0.6cm" svg:x="6.733cm" svg:y="10.567cm" draw:control="control31"/>
      <draw:control text:anchor-type="page" text:anchor-page-number="1" draw:z-index="30" draw:style-name="gr1" draw:text-style-name="P5" svg:width="3.502cm" svg:height="0.6cm" svg:x="2.05cm" svg:y="11.568cm" draw:control="control32"/>
      <draw:control text:anchor-type="page" text:anchor-page-number="1" draw:z-index="31" draw:style-name="gr1" draw:text-style-name="P6" svg:width="3.017cm" svg:height="0.6cm" svg:x="5.719cm" svg:y="11.568cm" draw:control="control33"/>
      <draw:control text:anchor-type="page" text:anchor-page-number="1" draw:z-index="32" draw:style-name="gr2" draw:text-style-name="P1" svg:width="10.365cm" svg:height="0.6cm" svg:x="8.636cm" svg:y="11.568cm" draw:control="control34"/>
      <draw:control text:anchor-type="page" text:anchor-page-number="1" draw:z-index="33" draw:style-name="gr2" draw:text-style-name="P1" svg:width="17.003cm" svg:height="2.5cm" svg:x="2cm" svg:y="12.25cm" draw:control="control35"/>
      <draw:control text:anchor-type="page" text:anchor-page-number="1" draw:z-index="34" draw:style-name="gr1" draw:text-style-name="P6" svg:width="4.001cm" svg:height="0.6cm" svg:x="2.051cm" svg:y="14.834cm" draw:control="control36"/>
      <draw:control text:anchor-type="page" text:anchor-page-number="1" draw:z-index="35" draw:style-name="gr1" draw:text-style-name="P3" svg:width="13.502cm" svg:height="0.6cm" svg:x="5.5cm" svg:y="14.834cm" draw:control="control37"/>
      <draw:control text:anchor-type="page" text:anchor-page-number="1" draw:z-index="36" draw:style-name="gr1" draw:text-style-name="P3" svg:width="2.2cm" svg:height="0.602cm" svg:x="2.385cm" svg:y="16.349cm" draw:control="control38"/>
      <draw:control text:anchor-type="page" text:anchor-page-number="1" draw:z-index="37" draw:style-name="gr2" draw:text-style-name="P1" svg:width="13.502cm" svg:height="1.5cm" svg:x="5.5cm" svg:y="15.501cm" draw:control="control39"/>
      <draw:control text:anchor-type="page" text:anchor-page-number="1" draw:z-index="38" draw:style-name="gr1" draw:text-style-name="P5" svg:width="3.5cm" svg:height="0.6cm" svg:x="2.051cm" svg:y="17.501cm" draw:control="control44"/>
      <draw:control text:anchor-type="page" text:anchor-page-number="1" draw:z-index="39" draw:style-name="gr1" draw:text-style-name="P1" svg:width="0.5cm" svg:height="0.668cm" svg:x="7.885cm" svg:y="17.501cm" draw:control="control40"/>
      <draw:control text:anchor-type="page" text:anchor-page-number="1" draw:z-index="40" draw:style-name="gr2" draw:text-style-name="P1" svg:width="6.501cm" svg:height="0.668cm" svg:x="8.386cm" svg:y="17.501cm" draw:control="control41"/>
      <draw:control text:anchor-type="page" text:anchor-page-number="1" draw:z-index="41" draw:style-name="gr1" draw:text-style-name="P1" svg:width="1.001cm" svg:height="0.668cm" svg:x="14.885cm" svg:y="17.501cm" draw:control="control42"/>
      <draw:control text:anchor-type="page" text:anchor-page-number="1" draw:z-index="42" draw:style-name="gr4" draw:text-style-name="P1" svg:width="3.169cm" svg:height="0.668cm" svg:x="15.886cm" svg:y="17.501cm" draw:control="control43"/>
      <draw:control text:anchor-type="page" text:anchor-page-number="1" draw:z-index="43" draw:style-name="gr2" draw:text-style-name="P7" svg:width="13.001cm" svg:height="0.9cm" svg:x="4.053cm" svg:y="18.249cm" draw:control="control45"/>
      <draw:control text:anchor-type="page" text:anchor-page-number="1" draw:z-index="44" draw:style-name="gr2" draw:text-style-name="P1" svg:width="17.001cm" svg:height="2.401cm" svg:x="2cm" svg:y="19.2cm" draw:control="control46"/>
      <draw:control text:anchor-type="page" text:anchor-page-number="1" draw:z-index="45" draw:style-name="gr2" draw:text-style-name="P8" svg:width="17.001cm" svg:height="3.2cm" svg:x="2cm" svg:y="21.699cm" draw:control="control47"/>
      <draw:control text:anchor-type="page" text:anchor-page-number="1" draw:z-index="46" draw:style-name="gr1" draw:text-style-name="P1" svg:width="5.501cm" svg:height="0.602cm" svg:x="2cm" svg:y="25cm" draw:control="control50"/>
      <draw:control text:anchor-type="page" text:anchor-page-number="1" draw:z-index="47" draw:style-name="gr2" draw:text-style-name="P3" svg:width="3.001cm" svg:height="0.602cm" svg:x="7.5cm" svg:y="25cm" draw:control="control51"/>
      <draw:control text:anchor-type="page" text:anchor-page-number="1" draw:z-index="48" draw:style-name="gr2" draw:text-style-name="P9" svg:width="5.501cm" svg:height="0.602cm" svg:x="10.5cm" svg:y="25cm" draw:control="control52"/>
      <draw:control text:anchor-type="page" text:anchor-page-number="1" draw:z-index="49" draw:style-name="gr3" draw:text-style-name="P3" svg:width="3.001cm" svg:height="0.602cm" svg:x="16cm" svg:y="25cm" draw:control="control53"/>
      <draw:control text:anchor-type="page" text:anchor-page-number="1" draw:z-index="50" draw:style-name="gr2" draw:text-style-name="P1" svg:width="17.001cm" svg:height="2.001cm" svg:x="2cm" svg:y="25.7cm" draw:control="control54"/>
      <draw:control text:anchor-type="page" text:anchor-page-number="1" draw:z-index="51" draw:style-name="gr1" draw:text-style-name="P3" svg:width="3.402cm" svg:height="0.6cm" svg:x="15.6cm" svg:y="4.05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0.5.2$Linux_x86 LibreOffice_project/00m0$Build-2</meta:generator>
    <meta:editing-duration>P1DT16H52M28S</meta:editing-duration>
    <meta:editing-cycles>408</meta:editing-cycles>
    <meta:initial-creator>2-1058443 480 849 462 00027</meta:initial-creator>
    <dc:date>2016-02-28T06:35:25.139408317</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GroupListChanged(oEvent As Object)
	Dim oEmailList As Object
	Dim sColumnId As String, sTable As String, sSql As String
	sColumnId = oEvent.Source.Model.Tag
	sTable = oEvent.Source.Model.ValueItemList(oEvent.Selected)
	sSql = "SELECT """ &amp; sColumnId &amp; """, """ &amp; sColumnId &amp; """ FROM """ &amp; sTable &amp; """ ORDER BY """ &amp; sColumnId &amp; """ ASC"
	oEmailList = oEvent.Source.Model.Parent.getByName("GroupForm").getByName("EmailList")
	oEmailList.ListSource = Array(sSql)
End Sub

Sub EmailListInsert(oEvent As Object)
	Dim oForm: oForm = ThisComponent.DrawPage.Forms.getByName("MainForm")
	Dim mValues: mValues = oForm.getByName("GroupFilter").getByName("GroupForm").getByName("EmailList").SelectedValues()
	Dim oConnection: oConnection = oForm.getByName("AddressFilter").ActiveConnection
	InsertAddress(oConnection, mValues)
	Dim oAddressList: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Form As Object, oConnection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Form.getByName("BodyFilter").reload()
	Form.getByName("ModelFilter").reload()
	Form.getByName("ModelFilter").getByName("ModelList").refresh()
	Form.getByName("BodyFilter").getByName("BodyForm").getByName("TotalForm").reload()
	Form.getByName("ModelFilter").getByName("ModelForm").getByName("EmailForm").getByName("FileList").refresh()
End Sub

Sub ModelListNameChanged(oEvent As Object)
	ThisComponent.DrawPage.Forms.getByName("MainForm").getByName("ModelFilter").getByName("ModelList").refresh()
End Sub

Sub ModelListInsert(oEvent As Object)
	Dim oForm: oForm = oEvent.Source.Model.Parent
	InsertModels(oForm.ActiveConnection, "New model")
	oForm.Parent.getByName("ModelList").refresh()
End Sub

Sub TotalUpdate(oEvent As Object)
	Dim oForm: oForm = ThisComponent.DrawPage.Forms.getByName("MainForm")
	oForm.getByName("BodyFilter").getByName("BodyForm").getByName("TotalForm").reload()
End Sub

Sub FileListInsert(oEvent As Object)
	Dim oForm: oForm = oEvent.Source.Model.Parent
	InsertFiles(oForm.ActiveConnection, oEvent.Source.Model.text)
	oForm.getByName("FileList").refresh()
End Sub

Sub TemplateButtonUpdate(oEvent As Object)
	Dim oForm: oForm = oEvent.Source.Model.Parent
	UpdateTemplate(oForm.ActiveConnection, oEvent.Source.Model.text)
End Sub

Sub TemplateButtonInit(oEvent As Object)
	oEvent.Source.getByName("TemplateButton").text = GetTemplate(oEvent.Source.ActiveConnection)
End Sub

Sub FileListDeleted(oEvent As Object)
	Dim oForm: oForm =  oEvent.Source.Model.Parent
	Dim oFileList: oFileList = oForm.getByName("FileList")
	Dim oSelectedItems: oSelectedItems = oFileList.SelectedItems()
	If UBound(oSelectedItems) = -1 Then
		Exit Sub
	End If
	Dim mValues(UBound(oSelectedItems)) As String, i As Integer
	For i = LBound(oSelectedItems) To UBound(oSelectedItems)
		mValues(i) = oFileList.StringItemList(oSelectedItems(i))
	Next i
	DeleteFiles(oForm.ActiveConnection, mValues)
	oFileList.refresh()
End Sub

Sub EmailCheckBoxToogle(oEvent As Object)
	Dim oForm: oForm = oEvent.Source.Model.Parent
	ToogleForm(oForm, oEvent.Source.Model.Name, oEvent.Selected)
End Sub

Sub PdfCheckBoxToogle(oEvent As Object)
	Dim oForm: oForm = oEvent.Source.Model.Parent.Parent
	ToogleForm(oForm, oEvent.Source.Model.Name, oEvent.Selected)
End Sub

Sub ToogleForm(oForm As Object, sName As String, nValue As Integer)
	Dim i As Integer
	For i = 0 To oForm.Count() -1
		If oForm.getByIndex(i).SupportsService("stardiv.one.form.component.Form") Then
			ToogleForm(oForm.getByIndex(i), sName, nValue)
		ElseIf oForm.getByIndex(i).Name &lt;&gt; sName Then
			ThisComponent.CurrentController.getControl(oForm.getByIndex(i)).setEnable(nValue)
		End If
	Next i
End Sub

</script:module>
</file>

<file path=Basic/Standard/Form.xml><?xml version="1.0" encoding="utf-8"?>
<!DOCTYPE module  PUBLIC '-//OpenOffice.org//DTD OfficeDocument 1.0//EN'  'module.dtd'>
<script:module xmlns:script="http://openoffice.org/2000/script" script:name="Form" script:language="StarBasic">REM  *****  BASIC  *****

Option Explicit

Private oDbMerge As Object
Private oDbAddress As Object
Private sDbAddress As String
Private sErrorMsg As String
Const sDbMerge = "GContactOOoMerge"

Sub MainFormInit(oEvent As Object)
	InitDataBase()
	Dim sDataBase As String, sTable As String, sSql As String
	oEvent.Source.getByName("GroupFilter").getByName("GroupList").Tag = _
	GetAddressColumnId(oEvent.Source.ActiveConnection)
	sDataBase = GetAddressDataBase(oEvent.Source.ActiveConnection)
	oEvent.Source.getByName("GroupFilter").getByName("GroupForm").DataSourceName = sDataBase
	oEvent.Source.getByName("AddressFilter").getByName("AddressForm").DataSourceName = sDataBase
	sTable = GetAddressTable(oEvent.Source.ActiveConnection)
	oEvent.Source.getByName("GroupFilter").getByName("GroupForm").Command = sTable
	sSql = GetAddressQuery(oEvent.Source.ActiveConnection)
	oEvent.Source.getByName("AddressFilter").getByName("AddressForm").Command = sSql
End Sub

Sub FormInit(oEvent As Object)
	' No Menu, no Ruler
	'Dim oDispatcher As Object
	'Dim mArg(0) as new com.sun.star.beans.PropertyValue
	'mArg(0).Name = "Ruler"
	'mArg(0).Value = False
	'oDispatcher = createUnoService("com.sun.star.frame.DispatchHelper")
	'oDispatcher.executeDispatch(oDoc, ".uno:Ruler", "", 0, mArg())
	'ThisComponent.CurrentController.Frame.LayoutManager.setVisible(False)
End Sub

Sub InitDataBase()
	Dim sDbName As String
	' Check if the Merge database is registred
	If Not OpenDbConnection(oDbMerge, sDbMerge, sErrorMsg) Then
		MsgBox(sErrorMsg)
		'ThisComponent.CurrentController.Frame.Close(True)
		Exit Sub
	End If
	' Get the name of AddressBook database
	sDbName = GetDataBaseName(oDbMerge)
	' Check if it's a Thunderbird AddressBook
	If Not CheckAddressDatabase(sDbName) Then
		UpdateDataBase(oDbMerge, "")
	End If
	' Show dialog to select Thunderbird AddressBook
	If Not OpenDbConnection(oDbAddress, sDbName, sErrorMsg) Then
		ShowDialog()
	End If
	If Not CheckAddressTables() Then
		MsgBox("UpdateAddressTables")
		UpdateAddressTables(oDbMerge, oDbAddress.Tables)
	End if
	If Not CheckAddressColumns() Then
		MsgBox("UpdateAddressColumn")
		UpdateAddressColumns(oDbMerge, oDbAddress.Tables.getByIndex(0).Columns)
	End if
End Sub

Function GetDataBaseName(oConnection As Object) As String
	Dim oResult As Object
	oResult = oConnection.prepareCommand("QueryDataBase", 1).executeQuery()
	If oResult.next() Then
		GetDataBaseName = oResult.getString(1)
	End If
End Function

Sub ShowDialog()
	Dim oDlg As Object
	Dim oCtrl As Object
	Dim oContext As Object
	Dim i As Integer
	Dim oListener As Object
	DialogLibraries.loadLibrary("Standard")
	oDlg = CreateUnoDialog(DialogLibraries.Standard.Dialog1)
	oCtrl = oDlg.getControl("ListBox1")
	oContext = CreateUnoService("com.sun.star.sdb.DatabaseContext")
	For i = LBound(oContext.ElementNames) To UBound(oContext.ElementNames)
		If oContext.ElementNames(i) &lt;&gt; sDbMerge Then
			oCtrl.AddItem(oContext.ElementNames(i), i)
		End If
	Next i
	oListener = CreateUnoListener("listbox_", "com.sun.star.awt.XActionListener")
	oCtrl.addActionListener(oListener)
	oDlg.execute()
	oDlg.dispose()
End Sub

Sub listbox_Disposing(oEvent)
	If sDbAddress &lt;&gt; "" Then
		If OpenDbConnection(oDbAddress, sDbAddress, sErrorMsg) Then
			UpdateDataBase(oDbMerge, sDbAddress)
		End If
	End If
	MsgBox(oEvent.Source.SelectedItem)
End Sub

Sub listbox_ActionPerformed(oEvent)
	Dim sName As String
	sName = oEvent.Source.SelectedItem
	If CheckAddressDatabase(sName) Then
		sDbAddress = sName
		MsgBox("Ok: " &amp; sName)
	Else
		sDbAddress = ""
		MsgBox("No: " &amp; sName &amp; CHR(13) &amp; sErrorMsg)
	End If
End Sub

Function CheckAddressDatabase(sName As String) As Boolean
	Dim oConnection As Object
	Dim i As Integer
	If Not OpenDbConnection(oConnection, sName, sErrorMsg) Then
		Exit Function
	ElseIf (oConnection.Tables.Count &lt; 7) Then
		sErrorMsg = "Number of table: " &amp; oConnection.Tables.Count &amp; " don't match!!!"
		CloseDbConnection(oConnection)
		Exit Function
	ElseIf (oConnection.Tables.Count - oConnection.Views.Count) &lt;&gt; 2 Then
		sErrorMsg = "Number of view don't match!!!"
		CloseDbConnection(oConnection)
		Exit Function
	Else
		For i = 0 To 7
			If (oConnection.Tables.getByIndex(i).Columns.Count &lt;&gt; 37) Then
				sErrorMsg = "Number of columns don't match!!!"
				CloseDbConnection(oConnection)
				Exit Function
			End If
		Next i
	End If
	CloseDbConnection(oConnection)
	CheckAddressDatabase = True
End Function

Function CheckAddressTables() As Boolean
	Dim oResult As Object
	Dim i as Integer
	oResult = oDbMerge.prepareCommand("QueryAddressTable", 1).executeQuery()
	While oResult.next()
		If Not oDbAddress.Tables.hasByName(oResult.getString(1)) Then
			Exit Function
		End If
		i = i + 1
	WEnd
	CheckAddressTables = (i = oDbAddress.Tables.Count)
End Function

Function CheckAddressColumns() As Boolean
	Dim oColumns As Object
	Dim oResult As Object
	Dim i as Integer
	oColumns = oDbAddress.Tables.getByIndex(0).Columns
	oResult = oDbMerge.prepareCommand("QueryAddressColumn", 1).executeQuery()
	While oResult.next()
		If Not oColumns.hasByName(oResult.getString(1)) Then
			Exit Function
		End If
		i = i + 1
	WEnd
	CheckAddressColumns = (i = oColumns.Count)
End Function

Sub FormExit(oEvent As Object)
	Dim oDoc As Object, oDispatcher As Object
	Dim aProp(0) as new com.sun.star.beans.PropertyValue
	oDoc = ThisComponent.CurrentController.Frame
	oDispatcher = createUnoService("com.sun.star.frame.DispatchHelper")
	aProp(0).Name = "Ruler"
	aProp(0).Value = True
	oDispatcher.executeDispatch(oDoc, ".uno:Ruler", "", 0, aProp())
End Sub

Function GetForm(sName As String) As Object
	Dim oForm As Object
	'oForm = ThisComponent.Parent.FormDocuments
	'If oForm.hasByName("FormName") Then
	'	oForm = oForm.getByName("FormName")
	'	If Not IsNull(oForm.Component) Then
	'		oForm = oForm.Component.DrawPage.Forms.getByName(sName)
	'		GetForm = oForm
	'	End If
	'End If
End Function

</script:module>
</file>

<file path=Basic/Standard/Merge.xml><?xml version="1.0" encoding="utf-8"?>
<!DOCTYPE module  PUBLIC '-//OpenOffice.org//DTD OfficeDocument 1.0//EN'  'module.dtd'>
<script:module xmlns:script="http://openoffice.org/2000/script" script:name="Merge" script:language="StarBasic">REM  *****  BASIC  *****

Option Explicit

Private oEmailService As Object
Private sEmailBody As String
Private mEmailAttachments() As Object
Const nEmailAttachmentMaxSizeMo = 5

Sub MailMerge(oEvent As Object)
	Dim sErrorMsg As String
	Dim oForm: oForm = ThisComponent.DrawPage.Forms.getByName("MainForm")
	Dim oMergeConnexion: oMergeConnexion = oForm.getByName("AddressFilter").ActiveConnection
	Dim oAddressConnexion: oAddressConnexion = oForm.getByName("GroupFilter").getByName("GroupForm").ActiveConnection
	If oMergeConnexion.Tables.hasByName("AddressMerge") Then
		DeleteAddressMerge(oMergeConnexion)
	Else
		MakeAddressMerge(oMergeConnexion)
	End If
	Dim aEmailAddress: aEmailAddress = GetEmailAddress(oMergeConnexion)
	If UBound(aEmailAddress) = -1 Then
		MsgBox("No address selected!!! Check your settings")
		Exit Sub
	End If
	Dim i As Integer
	Dim sSqlSelect As String, sSqlInsert As String
	sSqlSelect = GetSqlSelectAddress(oMergeConnexion)
	sSqlInsert = GetSqlInsertAddress(oMergeConnexion)
	For i = LBound(aEmailAddress) To UBound(aEmailAddress)
		InsertAddressMerge(oMergeConnexion, sSqlInsert, GetAddress(oAddressConnexion, sSqlSelect, aEmailAddress(i)))
	Next i
	Dim oStatment: oStatment = oMergeConnexion.prepareCommand("QueryModelFilter", 1)
	Dim oResultSet: oResultSet = oStatment.executeQuery()
	Dim sModel As String, sSubject As String, sModelUrl As String
	Dim bEmail As Boolean, bPdf As Boolean
	If oResultSet.next() Then
		sModel = oResultSet.getString(1)
		bEmail = oResultSet.getBoolean(2)
		sSubject = oResultSet.getString(3)
		sEmailBody = oResultSet.getString(4)
		bPdf = oResultSet.getBoolean(5)
		sModelUrl = ConvertToURL(oResultSet.getString(6))
		i = oResultSet.getInt(7)
		If bPdf Then
			ReDim mEmailAttachments(i)
		ElseIf i &gt; 0 Then
			ReDim mEmailAttachments(i -1)
		End If
	Else
		MsgBox("DataBase Error!!! Check 'Models' table")
		Exit Sub
	End If
	i = 0
	If bPdf Then
		Dim oReportUrl As New com.sun.star.util.URL
		If Not GetReportUrl(oMergeConnexion, sModel, oReportUrl, sErrorMsg) Then
			MsgBox(sErrorMsg)
			Exit Sub
		End If
		MakeMailMerge(oMergeConnex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xion.prepareCommand("QueryFileFilter", 1)
		oResultSet = oStatment.executeQuery()
		While oResultSet.next()
			mEmailAttachments(i) = GetUrlFromString(ConvertToURL(oResultSet.getString(1)))
			i = i + 1
		Wend
		If Not CheckAttachment(bPdf,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nIndex As Integer, _
						Optional sExtension As String, _
						Optional sFileName As String) As com.sun.star.util.URL
	GlobalScope.BasicLibraries.loadLibrary("Tools")
	Dim sIndex As String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 As New com.sun.star.util.URL
	oUrl.Complete = sUrl
	Dim oUrlTransformer As Object
	oUrlTransformer = createUnoService("com.sun.star.util.URLTransformer")
	oUrlTransformer.parseStrict(oUrl)
	GetUrlFromString = oUrl
End Function

Function GetReportUrl(oConnection As Object, ByVal sReportName As String, _
						oReportUrl As com.sun.star.util.URL, sErrorMsg As String) As Boolean
	Dim oReports As Object
	oReports = oConnection.Parent.DatabaseDocument.ReportDocuments
	If Not oReports.hasElements() Then
		sErrorMsg = "Can't find: " &amp; sReportName &amp; " ORB!!!"
		GetReportUrl = False
		Exit Function
	End If
	Dim oReport As Object
	Dim aProp(2) As New com.sun.star.beans.PropertyValue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 As Boolean
	Dim oProvider: oProvider = CreateUnoService("com.sun.star.mail.MailServiceProvider")
	oEmailService = oProvider.Create("com.sun.star.mail.SMTP")
	Dim oServer: oServer = CreateUnoListener("server_", "com.sun.star.uno.XCurrentContext")
	Dim oUser: oUser = CreateUnoListener("user_", "com.sun.star.mail.XAuthenticator")
	oEmailService.Connect(oServer, oUser)
	GetMailService = oEmailService.isConnected
End Function

Function SendEmail(sTo As String, sFrom As String, sSubject As String, _
					oBody As Object, sErrorMsg As String) As Boolean
	On Error GoTo ErrorHandler
	Dim oMail As Object, oEmail As Object, i As Integ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sMsg As String) As Boolean
	Dim oService As Object, nMaxSize As Long, nSize As Long, i As Integer
	nMaxSize = nEmailAttachmentMaxSizeMo*1024*1024
	oService = createUnoService("com.sun.star.ucb.SimpleFileAccess")
	For i = LBound(mEmailAttachments) To UBound(mEmailAttachments)
		If Not (bPdf And i = LBound(mEmailAttachments)) Then 
			nSize = oService.getSize(mEmailAttachments(i).Main)
			If nSize = 0 Or nSize &gt; nMaxSize Then
				sMsg = "Attached File has not a valid size!!!"
				CheckAttachment = False
				Exit Function
			End If
		End If
	Next i
   	CheckAttachment = True
End Function

Function SetAttachmentType(bPdf As Boolean)
	Dim oDetection As Object, mTypes As Object, sType As String
	Dim i As Integer,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oFile As Object, oUrl As Object,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 Optional bHidden As Boolean)
	Dim oDoc As Object, sFrame As String
	If IsMissing(bHidden) Then
		bHidden = True
	End If
	Dim aProp(0) As New com.sun.star.beans.PropertyValue
	aProp(0).Name = "Hidden"
	aProp(0).Value = bHidden
	If bHidden Then		
		sFrame = "_hidden"
	Else
		sFrame = "_blank"
	End If
	oDoc = StarDesktop.loadComponentFromUrl(sUrl, sFrame, 0, aProp())
	OpenDocument = oDoc
End Function

Function ExportToPdf(oDoc As Object, sUrl As String, Optional nRecordNumber As Integer,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aFilterNames(0) = "*.pdf"
	GlobalScope.BasicLibraries.LoadLibrary("Tools")
	oFileDialog = CreateUnoService("com.sun.star.ui.dialogs.FilePicker")
	AddFiltersToDialog(aFilterNames(), oFileDialog)
	oFileDialog.SetDisplayDirectory(oUrl.Protocol &amp; oUrl.Path)
	Dim nStatus As Integer
	nStatus = oFileDialog.Execute()
	If nStatus = 1 Then
		OpenDocument(oFileDialog.Files(0), False)
	End If
	oFileDialog.Dispose()
End Function

Function GetConfigSetting(sPath As String, sName As String) As String
	Dim oConfig As Object,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Select Case sName
		Case "ServerName"
			server_GetValueByName = GetConfigSetting("/org.openoffice.Office.Writer/MailMergeWizard", "MailServer")
		Case "Port"
			server_GetValueByName = GetConfigSetting("/org.openoffice.Office.Writer/MailMergeWizard", "MailPort")
		Case "ConnectionType"
			server_GetValueByName = "Insecure"
			Dim sValue: sValue = GetConfigSetting("/org.openoffice.Office.Writer/MailMergeWizard", "IsSecureConnection")
			If sValue Then
				server_GetValueByName = "SSL"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Sql.xml><?xml version="1.0" encoding="utf-8"?>
<!DOCTYPE module  PUBLIC '-//OpenOffice.org//DTD OfficeDocument 1.0//EN'  'module.dtd'>
<script:module xmlns:script="http://openoffice.org/2000/script" script:name="Sql" script:language="StarBasic">REM  *****  BASIC  *****

Option Explicit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Id"" FROM ""Filter"" WHERE ""ID"" = 1;"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oResult.getString(1) &amp; """ AS """ &amp; oResult.getString(2) &amp; """"
		i = i + 1
	WEnd
	GetAddressAlias = join(mAlias, ", ")
End Function

Function GetAddressQuery(oConnection As Object) As String
	Dim sSql As String
	sSql = "SELECT " &amp; GetAddressAlias(oConnection) &amp; " FROM """ &amp; GetAddressTable(oConnection) &amp; """;"
	GetAddressQuery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sColumn As String, sValue As String)
	Dim sSql As String
	sSql = "UPDATE ""Filter"" SET """ &amp; sColumn &amp; """ = '" &amp; sValue &amp; "' " &amp; _
	"WHERE ""ID"" = 1;"
	oConnection.createStatement().executeUpdate(sSql)
End Sub

Sub InsertAddress(oConnection As Object,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oTables.getByIndex(i).Name &amp; "');"
		oStatement.executeUpdate(sSql)
	Next i
End Sub

Sub UpdateAddressColumns(oConnection As Object,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oColumns.getByIndex(i).Name &amp; "', '" &amp; GetAddressColumn(i) &amp; "');"
		oStatement.executeUpdate(sSql)
	Next i
	sSql = "UPDATE ""Filter"" SET ""ColumnId"" = '" &amp; oColumns.getByIndex(4).Name &amp; "' " &amp; _
	"WHERE ""ID"" = 1;"
	oStatement.executeUpdate(sSql)
End Sub

Sub DeleteAddress(oConnection As Object, mValues As Variant)
	Dim sSql As String
	sSql = "DELETE FROM ""Address"" " &amp; _
	"WHERE ""Email"" IN ('" &amp; Join(mValues, "', '") &amp; "');"
	oConnection.createStatement().executeUpdate(sSql)
End Sub

Sub InsertModels(oConnection As Object, sValue As String)
	Dim sSql As String
	sSql = "INSERT INTO ""Models"" (""Model"") VALUES ('" &amp; sValue &amp; "');"
	oConnection.createStatement().executeUpdate(sSql)
End Sub

Sub InsertFiles(oConnection As Object,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sValue As String)
	Dim sSql As String
	sSql = "UPDATE ""Models"" SET ""File"" = '" &amp; EscapeApostrophe(sValue) &amp; "' " &amp; _
	"WHERE ""ID"" = (SELECT ""Model"" FROM ""Filter"" WHERE ""ID"" = 1);"
	oConnection.createStatement().executeUpdate(sSql)
End Sub

Sub UpdateDataBase(oConnection As Object, sValue As String)
	Dim sSql As String
	sSql = "UPDATE ""Filter"" SET ""DataBase"" = '" &amp; EscapeApostrophe(sValue) &amp; "' " &amp; _
	"WHERE ""ID"" = 1;"
	oConnection.createStatement().executeUpdate(sSql)
End Sub

Sub DeleteFiles(oConnection As Object, mValues)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sSql As String,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sSql As String,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oResultSet.MetaData.ColumnCount -1) As String, i As Integer
	If oResultSet.next() Then
		For i = LBound(mValues) To UBound(mValues)
			mValues(i) = oResultSet.getString(i +1)
		Next i
	End If
	GetResultSet = mValues
End Function

Function OpenDbConnection(oConnection As Object, sName as String, sErrorMsg As String) As Boolean
	Dim oContext As Object
	Dim oDataBase As Object
  	On Error GoTo ErrorHandler
	oContext = CreateUnoService("com.sun.star.sdb.DatabaseContext")
	If oContext.hasByName(sName) Then
		oDataBase = oContext.getByName(sName)
		If oDataBase.IsPasswordRequired Then
			sErrorMsg = "This database require a password!!!"
  		Else
  			oConnection = oDataBase.GetConnection("","")
  			OpenDbConnection = True
		End If
	Else
		sErrorMsg = "You must register " &amp; sName &amp; "' database in OpenOffice!!!"
	End If	
	On Error GoTo 0
ExitHandler:
	Exit Function
ErrorHandler:
    sErrorMsg = "Error: " &amp; Error
    GoTo ExitHandler	
End Function

Function CloseDbConnection(oConnection as Object, sErrorMsg As String)
	On Error GoTo ErrorHandler 
	oConnection.close
	oConnection.dispose
	On Error GoTo 0
ExitHandler:
	Exit Function
ErrorHandler:
    sErrorMsg = "Error: " &amp; Error
    GoTo ExitHandler
End Function

Sub GetInfo()
    oInfos = GetConfigAccess("/org.openoffice.UserProfile/Data")
End Sub

Function GetConfigAccess(ByVal cNodePath As String, Optional bWriteAccess, _
							Optional bEnableSync,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Optional uValue) As com.sun.star.beans.PropertyValue
	Dim oPropertyValue: oPropertyValue = createUnoStruct("com.sun.star.beans.PropertyValue")
	If Not IsMissing(cName) Then
		oPropertyValue.Name = cName
	EndIf
	If Not IsMissing(uValue) Then
		oPropertyValue.Value = uValue
	EndIf
	MakePropertyValue() = oPropertyValue
End Function

Sub CreateFilesTable()
    On Error GoTo ErrorHandler
	Dim oStatement: oStatement = ThisDataBaseDocument.CurrentController.ActiveConnection.createStatement()
	oStatement.executeUpdate(getSqlQueryCreateTable("Files"))
	ErrorHandler:
		Resume Next
End Sub

Function getSqlQueryCreateTable(sTable as String)
	Dim sSql As String
	If sTable = "Files" Then
		sSql = "CREATE TABLE ""Files"" (""ID"" INTEGER IDENTITY, ""Model"" INTEGER NOT NULL, ""File"" VARCHAR(256) NOT NULL);"
	End If

	getSqlQueryCreateTable = sSql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Sql"/>
  <library:element library:name="Merge"/>
  <library:element library:name="Control"/>
  <library:element library:name="For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86" dlg:top="52" dlg:width="149" dlg:height="130" dlg:closeable="true" dlg:moveable="true">
  <dlg:styles>
    <dlg:style dlg:style-id="0" dlg:background-color="0xdddddd"/>
  </dlg:styles>
  <dlg:bulletinboard>
    <dlg:text dlg:style-id="0" dlg:id="Label1" dlg:tab-index="0" dlg:left="6" dlg:top="4" dlg:width="137" dlg:height="9" dlg:page="1" dlg:value="Choose an AddressBook" dlg:nolabel="true"/>
    <dlg:button dlg:id="CommandButton1" dlg:tab-index="1" dlg:left="108" dlg:top="32" dlg:width="36" dlg:height="12" dlg:value="Ok" dlg:button-type="ok"/>
    <dlg:button dlg:id="CommandButton2" dlg:tab-index="2" dlg:left="56" dlg:top="32" dlg:width="40" dlg:height="12" dlg:value="Cancel" dlg:button-type="cancel"/>
    <dlg:menulist dlg:id="ListBox1" dlg:tab-index="3" dlg:left="8" dlg:top="16" dlg:width="135" dlg:height="11" dlg:spin="true" dlg:linecount="-1"/>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